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4.113cm" svg:height="2.513cm" draw:transform="rotate (0.32306044454415) translate (2.82716839022723cm 4.41004355092499cm)" svg:viewBox="0 0 4114 2514" svg:d="M0 1096c746 45 994 1106 1784 968 811-142 1504-1699 226-2032-722-189-1287 498-1254 1151 36 693 706 920 1239 1117 636 235 1328 55 1958 201l161 13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4T16:27:27.909000000</meta:creation-date>
    <dc:date>2022-08-24T16:28:10.737000000</dc:date>
    <meta:editing-duration>PT43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